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3E00002C0000001E338A85E926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F36" table:end-x="2.204cm" table:end-y="0.453cm" draw:z-index="0" svg:width="11.263cm" svg:height="7.73cm" svg:x="2.23cm" svg:y="0.399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L36" table:end-x="2.231cm" table:end-y="0.054cm" draw:z-index="1" draw:name="Graphics 1" draw:style-name="gr1" draw:text-style-name="P1" svg:width="11.263cm" svg:height="7.73cm" svg:x="0cm" svg:y="0cm">
              <draw:image xlink:href="Pictures/2000013E00002C0000001E338A85E926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09:4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09:44:47</dc:date>
    <dc:language>en-US</dc:language>
    <meta:editing-cycles>4</meta:editing-cycles>
    <meta:editing-duration>PT8M27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.3999996185303pt" style:font-family-asian="'Andale Sans UI'" style:font-pitch-asian="variable" style:font-size-asian="14.3999996185303pt" style:font-family-complex="Tahoma" style:font-pitch-complex="variable" style:font-size-complex="14.3999996185303pt"/>
    </style:style>
    <style:style style:name="ch3" style:family="chart">
      <style:graphic-properties draw:fill="none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true" chart:deep="false" chart:lines="false" chart:percentage="true" chart:solid-type="cylinder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11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6" style:family="chart" style:data-style-name="N11">
      <style:chart-properties chart:display-label="true" chart:tick-marks-major-inner="false" chart:tick-marks-major-outer="true" chart:tick-marks-minor-inner="false" chart:tick-marks-minor-outer="false" chart:logarithmic="false" chart:minimum="0" chart:maximum="100" chart:origin="0" chart:interval-major="5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7" style:family="chart" style:data-style-name="N11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8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9" style:family="chart">
      <style:chart-properties chart:solid-type="cylinder" chart:symbol-type="none"/>
      <style:graphic-properties dr3d:horizontal-segments="32" dr3d:edge-rounding="5%" dr3d:backface-culling="disabled"/>
    </style:style>
    <style:style style:name="ch10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1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2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1.264cm" svg:height="7.731cm" chart:class="chart:bar" chart:style-name="ch1">
        <chart:title svg:x="3.269cm" svg:y="0.154cm" chart:style-name="ch2">
          <text:p>Bars_Tubes_percent</text:p>
        </chart:title>
        <chart:legend chart:legend-position="end" svg:x="9.487cm" svg:y="3.139cm" chart:style-name="ch3"/>
        <chart:plot-area chart:style-name="ch4" table:cell-range-address="Sheet1.$B$4:.$F$16" chart:data-source-has-labels="both" chart:table-number-list="0" svg:x="0.224cm" svg:y="1.029cm" svg:width="8.816cm" svg:height="6.548cm" dr3d:vrp="(17426.4164803989 10184.6138640336 24331.4787024441)" dr3d:vpn="(0.429851651287491 0.179344932970677 0.884908443231931)" dr3d:vup="(-0.078362261330607 0.983786254741213 -0.161319437704855)" dr3d:projection="perspective" dr3d:distance="4.10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